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7">
            <text:p>7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4">
            <text:p>4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3">
            <text:p>3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2" table:style-name="ACE-0"/>
          <table:table-cell table:style-name="ACE-0" table:formula="of:=LARGE([.I$1:.I$1048576];5)" office:value-type="float" office:value="0.66400000000000003">
            <text:p>0.664</text:p>
          </table:table-cell>
          <table:table-cell table:style-name="ACE-0" table:formula="of:=MATCH([.R5];[.I$1:.I$1048576];0)" office:value-type="float" office:value="8">
            <text:p>8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 imputation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 column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 columns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number-columns-repeated="128" table:style-name="ACE-0"/>
        </table:table-row>
        <table:table-row table:style-name="AROW-1">
          <table:table-cell table:number-columns-repeated="20" table:style-name="ACE-0"/>
          <table:table-cell table:style-name="ACE-3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83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8" gnm:cursor-row="31">
          <gnm:selection gnm:start-col="8" gnm:start-row="31" gnm:end-col="8" gnm:end-row="31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 column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 column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 columns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 columns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70">
          <gnm:selection gnm:start-col="13" gnm:start-row="70" gnm:end-col="13" gnm:end-row="7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3T21:32:02Z</dc:date>
    <meta:editing-cycles>40</meta:editing-cycles>
    <meta:editing-duration>P1DT1H8M37S</meta:editing-duration>
    <meta:generator>gnumeric/1.12.46</meta:generator>
  </office:meta>
</office:document-meta>
</file>